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972b" officeooo:paragraph-rsid="0014972b"/>
    </style:style>
    <style:style style:name="P2" style:family="paragraph" style:parent-style-name="Text_20_body">
      <style:paragraph-properties fo:line-height="115%" fo:text-align="start" style:justify-single-word="false" style:writing-mode="lr-tb"/>
      <style:text-properties officeooo:paragraph-rsid="0014972b"/>
    </style:style>
    <style:style style:name="P3" style:family="paragraph" style:parent-style-name="Text_20_body">
      <style:paragraph-properties fo:line-height="115%" fo:text-align="start" style:justify-single-word="false" style:writing-mode="lr-tb"/>
      <style:text-properties officeooo:rsid="0009120f" officeooo:paragraph-rsid="0014972b"/>
    </style:style>
    <style:style style:name="P4" style:family="paragraph" style:parent-style-name="Title">
      <style:paragraph-properties style:writing-mode="lr-tb"/>
      <style:text-properties officeooo:paragraph-rsid="0014972b"/>
    </style:style>
    <style:style style:name="T1" style:family="text">
      <style:text-properties style:font-name="Liberation Serif"/>
    </style:style>
    <style:style style:name="T2" style:family="text">
      <style:text-properties style:font-name="Liberation Serif" officeooo:rsid="0009120f"/>
    </style:style>
    <style:style style:name="T3" style:family="text">
      <style:text-properties style:font-name="Liberation Serif" fo:font-weight="bold" style:font-weight-asian="bold" style:font-weight-complex="bold"/>
    </style:style>
    <style:style style:name="T4" style:family="text">
      <style:text-properties style:font-name="Liberation Serif" officeooo:rsid="001497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Ultimate Force, Team Ogre, Attacks!</text:p>
      <text:p text:style-name="P2" loext:marker-style-name="T1"><text:span text:style-name="T1">1</text:span><text:span text:style-name="T2">8</text:span><text:span text:style-name="T1">th </text:span><text:span text:style-name="T4">April</text:span><text:span text:style-name="T1"> 2024<text:tab/><text:tab/><text:tab/><text:tab/><text:tab/><text:tab/><text:tab/><text:tab/>Francisco Crespo Martín</text:span></text:p>
      <text:p text:style-name="P3" loext:marker-style-name="T1"><text:span text:style-name="T3"/></text:p>
      <text:p text:style-name="P1">The film I like the most is named “The Ultimate Force, Team Ogre, Attacks!”, and it’s based on some videogames and a series that are also based on the videogames. The film is an alternative timeline to the original series and videogames.</text:p>
      <text:p text:style-name="P1"/>
      <text:p text:style-name="P1">The main plot is about the football team of the Raimon high. A bey named Mark Evans creates the team because he loves football and he wants to protect it with all of his will.</text:p>
      <text:p text:style-name="P1">At some point, he is about to loose the team due to it not having enough members. The principal of the high school organizes a friendly match with other high school that wants to destroy every high school to win the national competition called “Football Frontier”.</text:p>
      <text:p text:style-name="P1"/>
      <text:p text:style-name="P1">They win and they start becoming better, winning more matches, but unlike in the original timeline, a weird team appears, they come from the future, and they start winning, reaching the final round. Raimon high have to win if they want to save footbal from disappear.</text:p>
      <text:p text:style-name="P1"/>
      <text:p text:style-name="P1">I loved this film because I enjoyed this saga when I was a kid, and I recently rewatched it all. The film introduces new point of view to the main history, making me think deeply. I recommend this film to everyone, without limiting it to ages because, it’s perfect for kids due to the main characters being young and all of the fantasy introduced into the football, but also for adults due to the plot dept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8T17:55:11.508000000</meta:creation-date>
    <dc:date>2024-04-18T18:18:50.238000000</dc:date>
    <meta:editing-duration>PT23M39S</meta:editing-duration>
    <meta:editing-cycles>1</meta:editing-cycles>
    <meta:document-statistic meta:table-count="0" meta:image-count="0" meta:object-count="0" meta:page-count="1" meta:paragraph-count="7" meta:word-count="257" meta:character-count="1436" meta:non-whitespace-character-count="1179"/>
    <meta:generator>LibreOffice/7.6.1.2$Windows_X86_64 LibreOffice_project/f5defcebd022c5bc36bbb79be232cb6926d8f674</meta:generator>
  </office:meta>
</office:document-meta>
</file>